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1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2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2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3">Labolatorium</text:p>
          </table:table-cell>
          <table:table-cell table:style-name="Nagłówek.C3" office:value-type="string">
            <text:p text:style-name="P13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Założenia</text:p>
          </table:table-cell>
        </table:table-row>
      </table:table>
      <text:p text:style-name="P6"/>
      <text:p text:style-name="P8">Jakiś tekst.</text:p>
      <text:p text:style-name="P1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Jakiś tekst.</text:p>
      <text:p text:style-name="P1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9">Jakiś tekst.</text:p>
      <text:p text:style-name="P1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9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5S</meta:editing-duration>
    <meta:editing-cycles>22</meta:editing-cycles>
    <meta:generator>OpenOffice/4.1.1$Win32 OpenOffice.org_project/411m6$Build-9775</meta:generator>
    <dc:date>2014-12-28T15:38:04.18</dc:date>
    <meta:document-statistic meta:table-count="5" meta:image-count="0" meta:object-count="0" meta:page-count="4" meta:paragraph-count="14" meta:word-count="31" meta:character-count="198"/>
    <meta:user-defined meta:name="Info 1"/>
    <meta:user-defined meta:name="Info 2"/>
    <meta:user-defined meta:name="Info 3"/>
    <meta:user-defined meta:name="Info 4"/>
  </office:meta>
</office:document-meta>
</file>